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_5f_ListIntro" style:master-page-name="">
      <style:paragraph-properties style:page-number="auto" fo:keep-with-next="auto"/>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lways"/>
    </style:style>
    <style:style style:name="P10" style:family="paragraph" style:parent-style-name="OOoFigure" style:master-page-name="">
      <style:paragraph-properties style:page-number="auto"/>
    </style:style>
    <style:style style:name="P11" style:family="paragraph" style:parent-style-name="OOoFigure">
      <style:paragraph-properties loext:contextual-spacing="false" fo:margin-top="0.0827in" fo:margin-bottom="0.0429in"/>
    </style:style>
    <style:style style:name="P12" style:family="paragraph" style:parent-style-name="OOoFigure" style:master-page-name="">
      <style:paragraph-properties loext:contextual-spacing="false" fo:margin-top="0.0827in" fo:margin-bottom="0.161in" style:page-number="auto"/>
    </style:style>
    <style:style style:name="P13" style:family="paragraph" style:parent-style-name="OOoFigure">
      <style:paragraph-properties loext:contextual-spacing="false" fo:margin-top="0.0827in" fo:margin-bottom="0.161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TextBody">
      <style:paragraph-properties fo:text-align="start" style:justify-single-word="false"/>
    </style:style>
    <style:style style:name="P22" style:family="paragraph" style:parent-style-name="OOoTextBody">
      <style:paragraph-properties fo:keep-together="always" fo:orphans="0" fo:widows="0"/>
    </style:style>
    <style:style style:name="P23" style:family="paragraph" style:parent-style-name="Frame_20_contents">
      <style:paragraph-properties fo:text-align="start" style:justify-single-word="false"/>
    </style:style>
    <style:style style:name="P24" style:family="paragraph" style:parent-style-name="OOoNum_20_123_20_End" style:list-style-name="OOoNum_20_123"/>
    <style:style style:name="P25" style:family="paragraph" style:parent-style-name="OOoHeading_20_3">
      <style:paragraph-properties loext:contextual-spacing="false" fo:margin-top="0.0866in" fo:margin-bottom="0.0429in"/>
    </style:style>
    <style:style style:name="P26" style:family="paragraph" style:parent-style-name="OOoNum_20_123_20_Start" style:master-page-name="">
      <style:paragraph-properties style:page-number="auto" style:shadow="none" fo:keep-with-next="always"/>
    </style:style>
    <style:style style:name="P27" style:family="paragraph" style:parent-style-name="OOoNum_20_123_20_Start" style:list-style-name="OOoNum_20_123" style:master-page-name="">
      <style:paragraph-properties style:page-number="auto" style:shadow="none" fo:keep-with-next="always"/>
    </style:style>
    <style:style style:name="P28" style:family="paragraph" style:parent-style-name="OOoHeading_20_2" style:master-page-name="">
      <style:paragraph-properties loext:contextual-spacing="false" fo:margin-top="0.1138in" fo:margin-bottom="0.0429in" style:page-number="auto"/>
    </style:style>
    <style:style style:name="P29" style:family="paragraph" style:parent-style-name="OOoHeading_20_2">
      <style:paragraph-properties loext:contextual-spacing="false" fo:margin-top="0.1138in" fo:margin-bottom="0.0429in"/>
    </style:style>
    <style:style style:name="P30" style:family="paragraph" style:parent-style-name="OOoHeading_20_2" style:master-page-name="">
      <style:paragraph-properties style:page-number="auto" fo:keep-with-next="always"/>
    </style:style>
    <style:style style:name="P31" style:family="paragraph" style:parent-style-name="OOoList_20_1_20_End" style:list-style-name="OOoBullets_20_1"/>
    <style:style style:name="P32" style:family="paragraph" style:parent-style-name="OOoList_20_1_20_Cont." style:list-style-name="OOoBullets_20_1"/>
    <style:style style:name="P33" style:family="paragraph" style:parent-style-name="OOoList_20_1_20_Cont." style:list-style-name="OOoBullets_20_1" style:master-page-name="">
      <style:paragraph-properties fo:keep-together="always" fo:orphans="0" fo:widows="0" style:page-number="auto"/>
    </style:style>
    <style:style style:name="P34" style:family="paragraph" style:parent-style-name="OOoList_20_1_20_Start" style:master-page-name="">
      <style:paragraph-properties style:page-number="auto" fo:keep-with-next="always"/>
    </style:style>
    <style:style style:name="P35" style:family="paragraph" style:parent-style-name="OOoList_20_1_20_Start" style:master-page-name="">
      <style:paragraph-properties fo:keep-together="always" fo:orphans="0" fo:widows="0" style:page-number="auto" fo:keep-with-next="always"/>
    </style:style>
    <style:style style:name="P36" style:family="paragraph" style:parent-style-name="OOoHeading_20_1" style:master-page-name="">
      <style:paragraph-properties style:page-number="auto" fo:keep-with-next="always"/>
    </style:style>
    <style:style style:name="P37" style:family="paragraph" style:parent-style-name="OOoHeading_20_1" style:master-page-name="">
      <style:paragraph-properties style:page-number="auto"/>
    </style:style>
    <style:style style:name="P38" style:family="paragraph" style:parent-style-name="OOoHeading_20_1">
      <style:paragraph-properties loext:contextual-spacing="false" fo:margin-top="0.1728in" fo:margin-bottom="0.0866in"/>
    </style:style>
    <style:style style:name="P39" style:family="paragraph" style:parent-style-name="OOoHeading_20_0" style:master-page-name="OOoPageStyle">
      <style:paragraph-properties style:page-number="auto"/>
    </style:style>
    <style:style style:name="P40" style:family="paragraph">
      <style:text-properties fo:font-size="12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style>
    <style:style style:name="P43" style:family="paragraph">
      <style:paragraph-properties fo:text-align="center"/>
      <style:text-properties fo:font-size="11pt"/>
    </style:style>
    <style:style style:name="P44" style:family="paragraph">
      <style:paragraph-properties fo:margin-left="0in" fo:margin-right="0in" fo:margin-top="0in" fo:margin-bottom="0in" fo:line-height="100%" fo:text-align="center"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 fo:font-size="16pt" fo:language="en" fo:country="US" fo:font-weight="bold" style:font-weight-asian="normal" loext:opacity="100%"/>
    </style:style>
    <style:style style:name="T2" style:family="text">
      <style:text-properties style:font-name="Times New Roman1" fo:font-size="12pt" style:letter-kerning="true"/>
    </style:style>
    <style:style style:name="T3" style:family="text">
      <style:text-properties style:font-name="Liberation Sans1" fo:font-size="11pt" fo:language="en" fo:country="US"/>
    </style:style>
    <style:style style:name="T4" style:family="text">
      <style:text-properties style:use-window-font-color="true" loext:opacity="0%"/>
    </style:style>
    <style:style style:name="T5" style:family="text">
      <style:text-properties style:use-window-font-color="true" style:font-name="Times New Roman1" fo:font-size="12pt" style:letter-kerning="true" loext:opacity="0%"/>
    </style:style>
    <style:style style:name="T6" style:family="text">
      <style:text-properties style:use-window-font-color="true" style:font-name="Times New Roman1" fo:font-size="12pt" style:letter-kerning="true" style:font-weight-complex="bold" loext:opacity="0%"/>
    </style:style>
    <style:style style:name="T7" style:family="text">
      <style:text-properties style:use-window-font-color="true" fo:font-weight="normal" style:font-weight-asian="normal" style:font-weight-complex="normal" loext:opacity="0%"/>
    </style:style>
    <style:style style:name="T8" style:family="text">
      <style:text-properties style:use-window-font-color="true" fo:font-weight="bold" style:font-weight-asian="bold" style:font-weight-complex="bold" loext:opacity="0%"/>
    </style:style>
    <style:style style:name="T9" style:family="text">
      <style:text-properties style:use-window-font-color="true" style:font-weight-asian="bold" style:font-weight-complex="bold" loext:opacity="0%"/>
    </style:style>
    <style:style style:name="T10" style:family="text">
      <style:text-properties style:use-window-font-color="true" style:font-name="Times New Roman2" fo:font-size="12pt" fo:font-weight="bold" style:letter-kerning="true" style:font-weight-asian="bold" style:font-weight-complex="bold" loext:opacity="0%"/>
    </style:style>
    <style:style style:name="T11" style:family="text">
      <style:text-properties style:use-window-font-color="true" fo:font-style="normal" style:font-style-asian="normal" style:font-style-complex="normal" loext:opacity="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2" fo:font-size="12pt" fo:font-weight="bold" style:letter-kerning="true"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000000" fo:font-weight="normal" style:font-weight-asian="normal" style:font-weight-complex="normal" loext:opacity="100%"/>
    </style:style>
    <style:style style:name="T19" style:family="text">
      <style:text-properties fo:color="#000000" fo:language="en" fo:country="US" fo:font-weight="normal" style:font-weight-asian="normal" style:font-weight-complex="normal" loext:opacity="100%"/>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weight-asian="normal" style:font-weight-complex="normal"/>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8"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9" text:outline-level="3">Calc (spreadsheet)</text:h>
      <text:p text:style-name="OOoTextBody">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9"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9" text:outline-level="3">Draw (vector graphics)</text:h>
      <text:p text:style-name="P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9"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69170268"/>advantages of Apache OpenOffice<text:alphabetical-index-mark-end text:id="IMark69170268"/> over proprietary office suites:</text:p>
      <text:list xml:id="list880694847248670952"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69170700"/><text:span text:style-name="OOoStrongEmphasis">language support</text:span><text:alphabetical-index-mark-end text:id="IMark69170700"/>.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oft-page-break/><text:span text:style-name="OOoStrongEmphasis">Consistent user interface.</text:span><text:span text:style-name="T6"> </text:span><text:span text:style-name="T7">All</text:span><text:span text:style-name="T8"> </text:span><text:span text:style-name="T4">the components have a similar “look and feel,” making them easy to use and master.</text:span></text:p>
        </text:list-item>
        <text:list-item>
          <text:p text:style-name="OOoList_20_1_20_Cont."><text:span text:style-name="OOoStrongEmphasis">Integration.</text:span><text:span text:style-name="T4"> The components of Apache OpenOffice are well integrated with one another.</text:span></text:p>
        </text:list-item>
      </text:list>
      <text:list xml:id="list4629764639370961405"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37395665" text:continue-list="list880694847248670952" text:style-name="OOoBullets_20_1">
        <text:list-item>
          <text:p text:style-name="OOoList_20_1_20_Cont."><text:span text:style-name="OOoStrongEmphasis"><text:span text:style-name="T9">Granularity</text:span></text:span><text:span text:style-name="OOoStrongEmphasis"><text:span text:style-name="T10">. </text:span></text:span>Usually,<text:span text:style-name="T4"> if you change an option, it affects all components</text:span><text:span text:style-name="T5">. </text:span><text:span text:style-name="T4">However, Apache OpenOffice o</text:span><text:span text:style-name="T11">ptions</text:span><text:span text:style-name="T4"> can be set at a </text:span><text:span text:style-name="T7">component level or even document level.</text:span></text:p>
        </text:list-item>
        <text:list-item>
          <text:p text:style-name="P32"><text:span text:style-name="OOoStrongEmphasis"><text:span text:style-name="T9">File compatibili</text:span></text:span><text:span text:style-name="OOoStrongEmphasis"><text:span text:style-name="T12">ty.</text:span></text:span><text:span text:style-name="T14"> In addition to its native OpenDocument formats, </text:span>Apache OpenOffice includes support for opening and saving files in many common formats including Microsoft Office (does not include saving in the newer formats docx, xlsx for example), HTML, XML and PDF (export only).</text:p>
        </text:list-item>
        <text:list-item>
          <text:p text:style-name="OOoList_20_1_20_Cont."><text:span text:style-name="OOoStrongEmphasis"><text:span text:style-name="T13">No vendor lock-in</text:span></text:span><text:span text:style-name="OOoStrongEmphasis"><text:span text:style-name="T15">. </text:span></text:span>Apache OpenOffice uses <text:alphabetical-index-mark text:string-value="OpenDocument format"/>OpenDocument, an XML (<text:span text:style-name="T16">eXtensible Markup Language</text:span>) file format developed as an industry standard by <text:alphabetical-index-mark-start text:id="IMark69170172"/>OASIS<text:alphabetical-index-mark-end text:id="IMark69170172"/>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8"> Enhancements, software fixes, and release dates are community-driven</text:span></text:span><text:span text:style-name="Definition"><text:span text:style-name="T19">. You can join the community and affect the course of the product you use.</text:span></text:span></text:p>
        </text:list-item>
      </text:list>
      <text:h text:style-name="OOoHeading_20_1" text:outline-level="2"><text:span text:style-name="T20">Minimum</text:span> requirements</text:h>
      <text:p text:style-name="OOoTextBody_5f_ListIntro">Apache OpenOffice 4.1 requires one of the following operating systems:</text:p>
      <text:list xml:id="list37407630" text:continue-list="list37395665"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OS</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text:p>
      <text:p text:style-name="OOoTextBody">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ext:span text:style-name="T20">those</text:span>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For Microsoft Windows 32-bit JRE MUST be installed, even on a 64-bit machine</text:p>
          </table:table-cell>
        </table:table-row>
      </table:table>
      <text:p text:style-name="OOoTextBody"/>
      <text:h text:style-name="P36" text:outline-level="2"><text:soft-page-break/>How to get and install the software</text:h>
      <text:p text:style-name="P7">You can <text:alphabetical-index-mark text:string-value="downloading OpenOffice.org"/>download the installation package (approximately 150 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starts the download without the need to take any action on that page. </text:p>
      <text:p text:style-name="OOoTextBody">To install Apache OpenOffice, follow the same procedure that you use to install other software.</text:p>
      <text:h text:style-name="P37" text:outline-level="2">Extensions and add-ons</text:h>
      <text:p text:style-name="OOoTextBody"><text:alphabetical-index-mark text:string-value="sources of" text:key1="extensions and addons"/>Extensions and add-ons that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0">Apache OpenOffice</text:span> the same way you start any other program on your computer.</text:p>
      <text:p text:style-name="OOoTextBody">On Windows and Linux, entries for <text:span text:style-name="T20">Apache OpenOffice</text:span> and each of its components appear in the system menu of your computer. On macOS, only an entry for <text:span text:style-name="T20">Apache OpenOffice</text:span> is added to the Applications menu. You can make a desktop icon for <text:span text:style-name="T20">Apache OpenOffice</text:span> or a component in the same way you can make a desktop icon for any other program; see your operating system’s help for how to do this.</text:p>
      <text:list xml:id="list37400094" text:continue-numbering="true" text:style-name="OOoBullets_20_1">
        <text:list-item>
          <text:p text:style-name="OOoList_20_1_20_Start">Clicking on the <text:span text:style-name="T20">Apache OpenOffice</text:span> menu entry, desktop icon, or tile opens the <text:span text:style-name="T20">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text:soft-page-break/>Using the Quickstarter under Windows</text:h>
      <text:p text:style-name="OOoTextBody">The <text:alphabetical-index-mark text:string-value="Quickstarter" text:key1="Microsoft Windows"/><text:alphabetical-index-mark-start text:id="IMark69119940"/>Quickstarter<text:alphabetical-index-mark-end text:id="IMark69119940"/>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8">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2"><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4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25"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 during system start-up</text:span> checkbox in <text:span text:style-name="OOoMenuPath">Tools &gt; Options &gt; OpenOffice &gt; Memory</text:span>.</text:p>
      <text:h text:style-name="OOoHeading_20_2" text:outline-level="3">Using the Quickstarter in Linux and macOS</text:h>
      <text:p text:style-name="P4">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1">macOS provides similar functionality through a pop-up menu from the dock.</text:p>
      <text:h text:style-name="OOoHeading_20_1"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3"><text:s/><draw:frame draw:style-name="fr3" draw:name="Frame6" text:anchor-type="as-char" svg:width="6.6909in" draw:z-index="9"><draw:text-box fo:min-height="4.3508in"><text:p text:style-name="OOoFigureCaption"><draw:g text:anchor-type="paragraph" draw:z-index="10" draw:style-name="gr24"><draw:frame draw:style-name="gr25" draw:text-style-name="P45" svg:width="6.6906in" svg:height="4.3504in" svg:x="0in" svg:y="0in"><draw:image xlink:href="Pictures/10000201000003C80000027585B12248.png" xlink:type="simple" xlink:show="embed" xlink:actuate="onLoad"><text:p text:style-name="P44"><text:span text:style-name="T25">Sidebar`</text:span></text:p></draw:image></draw:frame><draw:frame draw:style-name="gr26" draw:text-style-name="P47" svg:width="1.1331in" svg:height="0.4831in" svg:x="0.7319in" svg:y="1.4201in"><draw:text-box><text:p text:style-name="P46"><text:span text:style-name="T25">Standard</text:span></text:p><text:p text:style-name="P46"><text:span text:style-name="T25">Toolbar</text:span></text:p></draw:text-box></draw:frame><draw:line draw:style-name="gr27" draw:text-style-name="P41" svg:x1="1.122in" svg:y1="1.4728in" svg:x2="0.7752in" svg:y2="0.5614in"><text:p/></draw:line><draw:frame draw:style-name="gr26" draw:text-style-name="P47" svg:width="1.0894in" svg:height="0.4831in" svg:x="2.6839in" svg:y="1.4362in"><draw:text-box><text:p text:style-name="P46"><text:span text:style-name="T25">Formatting</text:span></text:p><text:p text:style-name="P46"><text:span text:style-name="T25">Toolbar</text:span></text:p></draw:text-box></draw:frame><draw:line draw:style-name="gr28" draw:text-style-name="P41" svg:x1="3.0307in" svg:y1="1.4795in" svg:x2="3.6378in" svg:y2="0.785in"><text:p/></draw:line><draw:line draw:style-name="gr29" draw:text-style-name="P41" svg:x1="3.6378in" svg:y1="2.1646in" svg:x2="4.8957in" svg:y2="1.7307in"><text:p/></draw:line><draw:frame draw:style-name="gr30" draw:text-style-name="P47" svg:width="0.9795in" svg:height="0.2913in" svg:x="1.5307in" svg:y="3.6965in"><draw:text-box><text:p text:style-name="P46"><text:span text:style-name="T25">Status Bar</text:span></text:p></draw:text-box></draw:frame><draw:line draw:style-name="gr31" draw:text-style-name="P41" svg:x1="2.0272in" svg:y1="3.8799in" svg:x2="2.5043in" svg:y2="4.2272in"><text:p/></draw:line><draw:frame draw:style-name="gr32" draw:text-style-name="P47" svg:width="0.6996in" svg:height="0.2913in" svg:x="3.1846in" svg:y="0.0937in"><draw:text-box><text:p text:style-name="P46"><text:span text:style-name="T25">Menus</text:span></text:p></draw:text-box></draw:frame><draw:line draw:style-name="gr33" draw:text-style-name="P41" svg:x1="3.2476in" svg:y1="0.2398in" svg:x2="2.5102in" svg:y2="0.3264in"><text:p/></draw:line><draw:frame draw:style-name="gr34" draw:text-style-name="P47" svg:width="0.6807in" svg:height="0.2913in" svg:x="1.4693in" svg:y="2.5555in"><draw:text-box><text:p text:style-name="P46"><text:span text:style-name="T25">Rulers</text:span></text:p></draw:text-box></draw:frame><draw:line draw:style-name="gr35" draw:text-style-name="P41" svg:x1="1.7295in" svg:y1="2.5555in" svg:x2="1.7295in" svg:y2="1.0362in"><text:p/></draw:line><draw:line draw:style-name="gr36" draw:text-style-name="P41"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OOoHeading_20_2" text:outline-level="3">Menu bar</text:h>
      <text:p text:style-name="OOoTextBody_5f_ListIntro">The <text:alphabetical-index-mark text:string-value="menu bar"/><text:span text:style-name="T22">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37406679" text:continue-list="list37400094"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oft-page-break/><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0" text:outline-level="3"><text:alphabetical-index-mark text:string-value="overview" text:key1="toolbars"/>Toolbars</text:h>
      <text:p text:style-name="P8">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7">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5" text:outline-level="4">Displaying or hiding toolbars</text:h>
      <text:p text:style-name="OOoTextBody">To <text:alphabetical-index-mark text:string-value="displaying or hiding" text:key1="toolbars"/>display or hide toolbars, choose <text:span text:style-name="OOoMenuPath">View &gt; Toolbars</text:span><text:span text:style-name="T14">, then click on the name of a toolbar in the list.</text:span> An active toolbar shows a checkmark beside its name. Tear-off toolbars are not listed in the View menu.</text:p>
      <text:h text:style-name="P25" text:outline-level="4">Submenus and <text:alphabetical-index-mark-start text:id="IMark285414308"/>tear-off toolbars<text:alphabetical-index-mark-end text:id="IMark285414308"/></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0">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9"><draw:text-box fo:min-height="2.5626in"><text:p text:style-name="OOoFigureCaption"><draw:frame draw:style-name="fr15" draw:name="graphics5" text:anchor-type="as-char" svg:width="4.5193in" svg:height="2.3264in" draw:z-index="20"><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5" text:outline-level="4"><text:soft-page-break/>Floating toolbars</text:h>
      <text:p text:style-name="OOoTextBody">Apache OpenOffice includes several additional context-sensitive toolbars, whose defaults appear as <text:alphabetical-index-mark-start text:id="IMark285414308"/>floating toolbars<text:alphabetical-index-mark-end text:id="IMark285414308"/> in response to the cursor’s current position or selection. For example, when the cursor is in a table, a floating <text:span text:style-name="OOoEmphasis">Table</text:span><text:span text:style-name="OOoEmphasis"><text:span text:style-name="T17">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7">mouse button (</text:span></text:span><text:span text:style-name="OOoEmphasis"><text:span text:style-name="T17"><text:sequence-ref text:reference-format="category-and-value" text:ref-name="refFigure3">Figure 4</text:sequence-ref></text:span></text:span><text:span text:style-name="OOoEmphasis"><text:span text:style-name="T17">)</text:span></text:span>. To move a floating toolbar, click on its title bar and drag it to a new location (Figure <text:sequence-ref text:reference-format="value" text:ref-name="refFigure4">5</text:sequence-ref>).</text:p>
      <text:p text:style-name="P11"><draw:frame draw:style-name="fr5" draw:name="Frame4" text:anchor-type="as-char" svg:width="4.8181in" draw:z-index="11"><draw:text-box fo:min-height="1.7626in"><text:p text:style-name="OOoFigureCaption"><text:s/><draw:g text:anchor-type="as-char" draw:z-index="12" draw:style-name="gr2"><draw:frame draw:style-name="gr3" draw:text-style-name="P41" svg:width="3.8724in" svg:height="0.9453in" svg:x="0.9382in" svg:y="0.2346in"><draw:image xlink:href="Pictures/1000000000000259000000942C3C5BF2.png" xlink:type="simple" xlink:show="embed" xlink:actuate="onLoad"><text:p/></draw:image></draw:frame><draw:rect draw:style-name="gr37" draw:text-style-name="P45" svg:width="2.1098in" svg:height="0.2815in" svg:x="0in" svg:y="0in"><text:p text:style-name="P44"><text:span text:style-name="T25">Handles of docked toolbars</text:span></text:p></draw:rect><draw:line draw:style-name="gr38" draw:text-style-name="P41" svg:x1="0.5161in" svg:y1="0.2343in" svg:x2="0.9382in" svg:y2="0.9835in"><text:p/></draw:line><draw:line draw:style-name="gr39" draw:text-style-name="P41" svg:x1="0.5161in" svg:y1="0.2343in" svg:x2="0.9382in" svg:y2="0.7492in"><text:p/></draw:line></draw:g></text:p><text:p text:style-name="OOoFigureCaption">Figure <text:sequence text:ref-name="refFigure3" text:name="Figure" text:formula="ooow:Figure+1" style:num-format="1">4</text:sequence>: Moving a docked toolbar</text:p></draw:text-box></draw:frame> </text:p>
      <text:p text:style-name="P14"><draw:frame draw:style-name="fr5" draw:name="Frame5" text:anchor-type="as-char" svg:width="4.398in" draw:z-index="21"><draw:text-box fo:min-height="1.1744in"><text:p text:style-name="OOoFigureCaption"><draw:frame draw:style-name="fr16" draw:name="graphics13" text:anchor-type="as-char" svg:width="4.398in" svg:height="0.9839in" draw:z-index="22"><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5"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9">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5"><draw:text-box fo:min-height="1.3154in"><text:p text:style-name="OOoFigureCaption"><draw:frame draw:style-name="fr17" draw:name="graphics28" text:anchor-type="paragraph" svg:x="0.0016in" svg:y="0.0008in" svg:width="2.6882in" svg:height="1.102in" draw:z-index="26"><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2">Control</text:span> key and double-click on the frame (or a vacant area near the icons at the top) of the docked window.</text:p>
      <text:h text:style-name="P25" text:outline-level="4"><text:soft-page-break/>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27"><draw:text-box fo:min-height="1.4075in"><text:p text:style-name="OOoFigureCaption"><draw:frame draw:style-name="fr18" draw:name="graphics23" text:anchor-type="as-char" svg:width="2.9071in" svg:height="1.1016in" draw:z-index="29"><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285414308" text:key1="toolbars"/>show or hide icons<text:alphabetical-index-mark-end text:id="IMark285414308"/>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30"><draw:text-box fo:min-height="2.2689in"><text:p text:style-name="OOoFigureCaption"><draw:frame draw:style-name="fr19" draw:name="graphics25" text:anchor-type="paragraph" svg:x="0.0016in" svg:y="0.0008in" svg:width="5.5583in" style:rel-width="100%" svg:height="2.6189in" style:rel-height="scale" draw:z-index="31"><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right-click (context) menus"/><text:alphabetical-index-mark text:string-value="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285406544"/>status bar<text:alphabetical-index-mark-end text:id="IMark285406544"/> is located at the bottom of the workspace. It provides information about the document and convenient ways to quickly change some features. It is similar in Writer, Calc, Impress, and Draw, although each component includes some component-specific items.</text:p>
      <text:p text:style-name="P11"><draw:frame draw:style-name="fr6" draw:name="Frame41" text:anchor-type="as-char" svg:width="5.5689in" draw:z-index="32"><draw:text-box fo:min-height="1.2602in"><text:p text:style-name="OOoFigureCaption"><draw:frame draw:style-name="fr20" draw:name="graphics47" text:anchor-type="as-char" svg:width="5.5709in" svg:height="1.0043in" draw:z-index="33"><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3"><text:soft-page-break/><draw:frame draw:style-name="fr6" draw:name="Frame42" text:anchor-type="as-char" svg:width="5.602in" draw:z-index="34"><draw:text-box fo:min-height="1.2563in"><text:p text:style-name="OOoFigureCaption"><draw:frame draw:style-name="fr21" draw:name="graphics51" text:anchor-type="paragraph" svg:x="0in" svg:y="0in" svg:width="5.602in" svg:height="1.0665in" draw:z-index="35"><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6">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285282388"/>Sidebar<text:alphabetical-index-mark-end text:id="IMark285282388"/></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1" svg:width="2.5642in" svg:height="4.3598in" svg:x="1.0693in" svg:y="0in"><draw:image xlink:href="Pictures/1000000000000195000002B06BA0BB7D.png" xlink:type="simple" xlink:show="embed" xlink:actuate="onLoad"><text:p/></draw:image></draw:frame><draw:rect draw:style-name="gr4" draw:text-style-name="P41" svg:width="0.2406in" svg:height="0.1921in" svg:x="3.3929in" svg:y="0.0346in"><text:p/></draw:rect><draw:rect draw:style-name="gr5" draw:text-style-name="P43" svg:width="0.6724in" svg:height="0.1925in" svg:x="3.9693in" svg:y="0.048in"><text:p text:style-name="P42"><text:span text:style-name="T24">Settings</text:span></text:p></draw:rect><draw:line draw:style-name="gr6" draw:text-style-name="P41" svg:x1="3.9701in" svg:y1="0.1441in" svg:x2="3.6339in" svg:y2="0.1441in"><text:p/></draw:line><draw:rect draw:style-name="gr7" draw:text-style-name="P41" svg:width="0.2406in" svg:height="0.9122in" svg:x="3.3929in" svg:y="0.2882in"><text:p/></draw:rect><draw:rect draw:style-name="gr8" draw:text-style-name="P43" svg:width="0.6724in" svg:height="0.1921in" svg:x="3.9693in" svg:y="0.6283in"><text:p text:style-name="P42"><text:span text:style-name="T24">Tabs</text:span></text:p></draw:rect><draw:line draw:style-name="gr9" draw:text-style-name="P41" svg:x1="3.9701in" svg:y1="0.7201in" svg:x2="3.6339in" svg:y2="0.7201in"><text:p/></draw:line><draw:rect draw:style-name="gr10" draw:text-style-name="P43" svg:width="0.6724in" svg:height="0.1921in" svg:x="3.9693in" svg:y="0.3217in"><text:p text:style-name="P42"><text:span text:style-name="T24">Tab Title</text:span></text:p></draw:rect><draw:rect draw:style-name="gr11" draw:text-style-name="P41" svg:width="1.7295in" svg:height="0.2406in" svg:x="1.1362in" svg:y="0.0138in"><text:p/></draw:rect><draw:line draw:style-name="gr12" draw:text-style-name="P41" svg:x1="2.8654in" svg:y1="0.2535in" svg:x2="3.8256in" svg:y2="0.2535in"><text:p/></draw:line><draw:line draw:style-name="gr13" draw:text-style-name="P41" svg:x1="3.8256in" svg:y1="0.2441in" svg:x2="3.8256in" svg:y2="0.4362in"><text:p/></draw:line><draw:line draw:style-name="gr14" draw:text-style-name="P41" svg:x1="3.8181in" svg:y1="0.4323in" svg:x2="3.9622in" svg:y2="0.4323in"><text:p/></draw:line><draw:rect draw:style-name="gr15" draw:text-style-name="P41" svg:width="2.2571in" svg:height="2.3531in" svg:x="1.1362in" svg:y="1.7283in"><text:p/></draw:rect><draw:rect draw:style-name="gr16" draw:text-style-name="P41" svg:width="1.3453in" svg:height="0.1925in" svg:x="1.1362in" svg:y="1.5362in"><text:p/></draw:rect><draw:rect draw:style-name="gr8" draw:text-style-name="P43" svg:width="0.7685in" svg:height="0.1921in" svg:x="3.9693in" svg:y="1.6299in"><text:p text:style-name="P42"><text:span text:style-name="T24">Panel Title</text:span></text:p></draw:rect><draw:line draw:style-name="gr17" draw:text-style-name="P41" svg:x1="3.9697in" svg:y1="1.7283in" svg:x2="2.4811in" svg:y2="1.7283in"><text:p/></draw:line><draw:line draw:style-name="gr18" draw:text-style-name="P41" svg:x1="3.3937in" svg:y1="2.2567in" svg:x2="3.9701in" svg:y2="2.2567in"><text:p/></draw:line><draw:rect draw:style-name="gr5" draw:text-style-name="P43" svg:width="0.9606in" svg:height="0.1925in" svg:x="3.9693in" svg:y="2.1555in"><text:p text:style-name="P42"><text:span text:style-name="T24">Panel Contents</text:span></text:p></draw:rect><draw:custom-shape draw:style-name="gr19" draw:text-style-name="P4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3" svg:width="0.6724in" svg:height="0.1921in" svg:x="0in" svg:y="2.2028in"><text:p text:style-name="P42"><text:span text:style-name="T24">Deck</text:span></text:p></draw:rect><draw:rect draw:style-name="gr10" draw:text-style-name="P43" svg:width="0.865in" svg:height="0.1925in" svg:x="3.9693in" svg:y="1.3335in"><text:p text:style-name="P42"><text:span text:style-name="T24">MoreOptions</text:span></text:p></draw:rect><draw:line draw:style-name="gr20" draw:text-style-name="P41" svg:x1="3.9701in" svg:y1="1.4406in" svg:x2="3.2976in" svg:y2="1.4406in"><text:p/></draw:line><draw:rect draw:style-name="gr21" draw:text-style-name="P41" svg:width="0.2398in" svg:height="0.1449in" svg:x="3.2016in" svg:y="1.5362in"><text:p/></draw:rect><draw:line draw:style-name="gr22" draw:text-style-name="P41"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1"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9">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text:soft-page-break/><draw:frame draw:style-name="fr6" draw:name="Frame13" text:anchor-type="as-char" svg:width="5.961in" draw:z-index="37"><draw:text-box fo:min-height="4.1854in"><text:p text:style-name="OOoFigureCaption"><draw:frame draw:style-name="fr22" draw:name="graphics9" text:anchor-type="as-char" svg:width="5.961in" svg:height="4.0626in" draw:z-index="3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86330632"/>Start Center<text:alphabetical-index-mark-end text:id="IMark286330632"/></text:p></draw:text-box></draw:frame> </text:p>
      <text:p text:style-name="P6">You can also start a new document in one of the following ways.</text:p>
      <text:list xml:id="list8167437571562451636" text:style-name="OOoBullets_20_1">
        <text:list-item>
          <text:p text:style-name="P34">Use <text:span text:style-name="OOoMenuPath">File &gt; New</text:span> and choose the type of document.</text:p>
        </text:list-item>
      </text:list>
      <text:list xml:id="list37408197" text:continue-list="list37406679"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8"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39"><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
      <text:list xml:id="list37404346" text:continue-list="list37408197"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6">To save a new document, do one of the following:</text:p>
      <text:list xml:id="list1931416145" text:style-name="OOoBullets_20_1">
        <text:list-item>
          <text:p text:style-name="OOoList_20_1_20_Start">Press <text:span text:style-name="OOoKeystroke">Control+S</text:span>.</text:p>
        </text:list-item>
      </text:list>
      <text:list xml:id="list37401291" text:continue-list="list37404346" text:style-name="OOoBullets_20_1">
        <text:list-item>
          <text:p text:style-name="OOoList_20_1_20_Cont."><text:span text:style-name="OOoDefault">Choose </text:span><text:span text:style-name="OOoMenuPath">File &gt; Save</text:span><text:span text:style-name="OOoMenuPath"><text:span text:style-name="T14">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4">Save As</text:span></text:span> dialog appears, enter the file name, verify the file type (if applicable), and click <text:span text:style-name="OOoMenuPath">Save</text:span>.</text:p>
      <text:p text:style-name="OOoTextBody"><text:span text:style-name="T14">To save an open document with the current file name, choose </text:span><text:span text:style-name="OOoMenuPath">File &gt; Save</text:span><text:span text:style-name="T14">. This will overwrite the last saved state of the file.</text:span></text:p>
      <text:h text:style-name="OOoHeading_20_1" text:outline-level="2"><text:alphabetical-index-mark text:string-value="security"/><text:alphabetical-index-mark text:string-value="password protection"/>Password protection</text:h>
      <text:p text:style-name="OOoTextBody">To protect an entire document from being viewable without a password, use the option on the <text:span text:style-name="T21">Save As</text:span> dialog to enter a password.</text:p>
      <text:list xml:id="list3991386458991197652"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4"> Y</text:span>ou will receive a prompt (<text:sequence-ref text:reference-format="category-and-value" text:ref-name="refFigure13">Figure 14</text:sequence-ref>).</text:p>
        </text:list-item>
      </text:list>
      <text:p text:style-name="P10"><draw:frame draw:style-name="fr10" draw:name="Frame25" text:anchor-type="as-char" svg:y="-2.6835in" svg:width="3.9547in" draw:z-index="14"><draw:text-box fo:min-height="3.2583in"><text:p text:style-name="OOoFigureCaption"><draw:frame draw:style-name="fr22" draw:name="Image30" text:anchor-type="as-char" svg:width="3.9547in" svg:height="3.0008in" draw:z-index="15"><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7410434" text:continue-numbering="true" text:style-name="OOoNum_20_123">
        <text:list-item>
          <text:p text:style-name="P24"><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18"><draw:frame draw:style-name="fr23" draw:name="graphics4" text:anchor-type="as-char" svg:y="-0.2634in" svg:width="0.4307in" svg:height="0.398in" draw:z-index="16"><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4">Writer and Calc provide a second level of protection, which allows a file to be viewed but not changed without a password; that is, the file opens in read-only mode.</text:p>
      <text:p text:style-name="OOoTextBody_5f_ListIntro">To protect a document from being changed:</text:p>
      <text:list xml:id="list37399965" text:continue-list="list37410434" text:style-name="OOoNum_20_123">
        <text:list-item text:start-value="1">
          <text:p text:style-name="P27">Choose <text:span text:style-name="OOoMenuPath">More Options</text:span> from the Set Password dialog<text:span text:style-name="T14">.</text:span></text:p>
        </text:list-item>
        <text:list-item>
          <text:p text:style-name="OOoNum_20_123_20_Cont."><text:span text:style-name="OOoMenuPath"><text:span text:style-name="T14">Enter the password in the </text:span></text:span><text:span text:style-name="OOoEmphasis"><text:span text:style-name="T14">Enter password to allow editing</text:span></text:span><text:span text:style-name="OOoMenuPath"><text:span text:style-name="T14"> field. Repeat the password in the </text:span></text:span><text:span text:style-name="OOoEmphasis"><text:span text:style-name="T14">Confirm password</text:span></text:span><text:span text:style-name="OOoMenuPath"><text:span text:style-name="T14"> field. Click </text:span></text:span><text:span text:style-name="OOoStrongEmphasis"><text:span text:style-name="T23">OK</text:span></text:span><text:span text:style-name="OOoDefault"><text:span text:style-name="T23">.</text:span></text:span></text:p>
        </text:list-item>
      </text:list>
      <text:h text:style-name="OOoHeading_20_2" text:outline-level="3">Saving a document <text:alphabetical-index-mark text:string-value="automatic saving"/>automatically</text:h>
      <text:p text:style-name="P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411796" text:continue-list="list37399965" text:style-name="OOoNum_20_123">
        <text:list-item text:start-value="1">
          <text:p text:style-name="P26">Choose <text:span text:style-name="OOoMenuPath">Tools &gt; Options &gt; Load/Save &gt; General</text:span><text:span text:style-name="T14">.</text:span></text:p>
        </text:list-item>
        <text:list-item>
          <text:p text:style-name="OOoNum_20_123_20_End"><text:span text:style-name="T14">Mark </text:span><text:span text:style-name="OOoMenuPath">Save </text:span><text:alphabetical-index-mark text:string-value="autorecovery"/><text:span text:style-name="OOoMenuPath">AutoRecovery information every</text:span><text:span text:style-name="T14">, and set the time interval.</text:span></text:p>
        </text:list-item>
      </text:list>
      <text:h text:style-name="OOoHeading_20_1" text:outline-level="2">Using the Navigator</text:h>
      <text:p text:style-name="OOoTextBody">The <text:alphabetical-index-mark-start text:id="IMark69105440"/>Navigator<text:alphabetical-index-mark-end text:id="IMark6910544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17"><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text:soft-page-break/><draw:frame draw:style-name="fr11" draw:name="Frame8" text:anchor-type="as-char" svg:width="2.7992in" draw:z-index="18"><draw:text-box fo:min-height="3.5465in"><text:p text:style-name="OOoFigureCaption"><draw:frame draw:style-name="fr22" draw:name="graphics6" text:anchor-type="as-char" svg:width="2.7992in" svg:height="3.298in" draw:z-index="36"><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0"><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1"><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3">Click the Navigation icon <draw:frame draw:style-name="fr26" draw:name="graphics12" text:anchor-type="as-char" svg:width="0.4839in" svg:height="0.2917in" draw:z-index="42"><draw:image xlink:href="Pictures/10000000000000250000001CD447DC02.png" xlink:type="simple" xlink:show="embed" xlink:actuate="onLoad"/></draw:frame> to display the <text:alphabetical-index-mark-start text:id="IMark285406544"/>Navigation toolbar<text:alphabetical-index-mark-end text:id="IMark285406544"/>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37423124" text:continue-list="list37401291"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37399151" text:continue-list="list37419147" text:style-name="OOoBullets_20_1">
        <text:list-item text:start-value="1">
          <text:p text:style-name="P31">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43"><draw:text-box fo:min-height="1.2366in"><text:p text:style-name="OOoFigureCaption"><draw:frame draw:style-name="fr22" draw:name="graphics7" text:anchor-type="as-char" svg:width="2.4984in" svg:height="1.0654in" draw:z-index="44"><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7"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286330440"/>Open and Save As dialogs<text:alphabetical-index-mark-end text:id="IMark286330440"/> or the ones provided by your operating system.</text:p>
      <text:p text:style-name="OOoTextBody_5f_ListIntro">To view or change which type of dialog OpenOffice uses:</text:p>
      <text:list xml:id="list37399321" text:continue-list="list37411796" text:style-name="OOoNum_20_123">
        <text:list-item text:start-value="1">
          <text:p text:style-name="OOoNum_20_123_20_Start"><text:span text:style-name="OOoMenuPath"><text:span text:style-name="T14">Choose </text:span></text:span><text:span text:style-name="OOoMenuPath">Tools &gt; Options &gt; OpenOffice &gt; General</text:span><text:span text:style-name="OOoMenuPath"><text:span text:style-name="T14">.</text:span></text:span></text:p>
        </text:list-item>
        <text:list-item>
          <text:p text:style-name="OOoNum_20_123_20_End"><text:span text:style-name="OOoMenuPath"><text:span text:style-name="T14">Select the </text:span></text:span><text:span text:style-name="OOoMenuPath">Use OpenOffice dialogs</text:span><text:span text:style-name="OOoMenuPath"><text:span text:style-name="T14">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10"><draw:frame text:anchor-type="paragraph" draw:z-index="6" draw:style-name="gr23" draw:text-style-name="P41"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5"><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35">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37395239" text:continue-list="list37423124" text:style-name="OOoBullets_20_1">
        <text:list-item>
          <text:p text:style-name="OOoList_20_1_20_Cont."><text:span text:style-name="OOoStrongEmphasis">Create New</text:span><text:span text:style-name="OOoStrongEmphasis"><text:span text:style-name="T13"> Folder</text:span></text:span><text:span text:style-name="OOoStrongEmphasis"><text:span text:style-name="T14">.</text:span></text:span></text:p>
        </text:list-item>
        <text:list-item>
          <text:p text:style-name="OOoList_20_1_20_End"><text:span text:style-name="OOoStrongEmphasis">Default Directory</text:span>.</text:p>
        </text:list-item>
      </text:list>
      <text:p text:style-name="P22">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7">Standard toolbar</text:span></text:span> to open the file for editing.</text:p>
      <text:p text:style-name="OOoTextBody">You can open files from the Web by typing a URL in the <text:span text:style-name="OOoMenuPath">File name</text:span> field on the Open dialog.</text:p>
      <text:h text:style-name="P37"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7">,</text:span></text:span> or click the <text:alphabetical-index-mark text:string-value="undo change"/><text:span text:style-name="OOoMenuPath">Undo</text:span> icon <draw:frame draw:style-name="fr18" draw:name="graphics17" text:anchor-type="as-char" svg:width="0.2917in" svg:height="0.2398in" draw:z-index="23"><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2"><draw:frame draw:style-name="fr13" draw:name="Frame30" text:anchor-type="as-char" svg:y="-0.9846in" svg:width="3.1744in" draw:z-index="46"><draw:text-box fo:min-height="1.0618in"><text:p text:style-name="P19"><draw:frame draw:style-name="fr27" draw:name="graphics18" text:anchor-type="as-char" svg:width="3.1744in" svg:height="0.7992in" draw:z-index="47"><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3"><draw:frame draw:style-name="fr12" draw:name="Frame29" text:anchor-type="as-char" svg:width="3.1854in" draw:z-index="48"><draw:text-box fo:min-height="1.5543in"><text:p text:style-name="OOoFigureCaption"><draw:frame draw:style-name="fr18" draw:name="graphics42" text:anchor-type="as-char" svg:width="3.1173in" svg:height="1.2307in" draw:z-index="49"><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7402977"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9">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24"><draw:text-box fo:min-height="1.028in"><text:p text:style-name="OOoFigureCaption"><draw:frame draw:style-name="fr18" draw:name="graphics21" text:anchor-type="as-char" svg:width="3.002in" svg:height="0.778in" draw:z-index="28"><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4"><text:span text:style-name="OOoMenuPath">Save</text:span><text:span text:style-name="OOoDefault">:</text:span> The document is saved and then closed.</text:p>
        </text:list-item>
      </text:list>
      <text:list xml:id="list37422675" text:continue-list="list37402977"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0"><draw:frame draw:style-name="fr23" draw:name="graphics19" text:anchor-type="as-char" svg:y="-0.2634in" svg:width="0.4307in" svg:height="0.398in" draw:z-index="8"><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4">If all the documents have been saved, Apache OpenOffice closes immediately. If any documents have been modified but not saved, a warning message appears. Follow the procedure in “</text:span><text:span text:style-name="T14"><text:reference-ref text:reference-format="text" text:ref-name="Closing a document">Closing a document</text:reference-ref></text:span><text:span text:style-name="T14">”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4-24T17:18:14.26</dc:date>
    <dc:creator>Keith McKenna</dc:creator>
    <meta:editing-duration>PT10H45M51S</meta:editing-duration>
    <meta:editing-cycles>57</meta:editing-cycles>
    <meta:generator>OpenOffice/4.1.9$Win32 OpenOffice.org_project/419m1$Build-9805</meta:generator>
    <meta:document-statistic meta:table-count="3" meta:image-count="23" meta:object-count="0" meta:page-count="20" meta:paragraph-count="278" meta:word-count="5309" meta:character-count="31066"/>
    <meta:user-defined meta:name="Info 1"/>
    <meta:user-defined meta:name="Info 2"/>
    <meta:user-defined meta:name="Info 3"/>
    <meta:user-defined meta:name="Info 4"/>
    <meta:template xlink:type="simple" xlink:actuate="onRequest" xlink:title="AOOdoc" xlink:href="../../../../../AppData/Roaming/OpenOffice/4/user/template/AOOdoc.ott" meta:date="2021-03-25T18:44:35.72"/>
  </office:meta>
</office:document-meta>
</file>